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5pt" fo:font-weight="bold" officeooo:rsid="001ba1e1" officeooo:paragraph-rsid="001d4f56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5pt" fo:font-weight="bold" officeooo:rsid="0021a71f" officeooo:paragraph-rsid="0021a7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5pt" fo:font-weight="bold" officeooo:rsid="002b980a" officeooo:paragraph-rsid="002b980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5pt" fo:font-weight="bold" officeooo:rsid="0021a71f" officeooo:paragraph-rsid="0021a71f" style:font-size-asian="4.34999990463257pt" style:font-weight-asian="bold" style:font-size-complex="5pt" style:font-weight-complex="bold"/>
    </style:style>
    <style:style style:name="P6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3pt" officeooo:rsid="001ba1e1" officeooo:paragraph-rsid="001ba1e1" style:font-size-asian="13pt" style:font-size-complex="13pt"/>
    </style:style>
    <style:style style:name="P7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officeooo:paragraph-rsid="006cbe6a"/>
    </style:style>
    <style:style style:name="P8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officeooo:paragraph-rsid="006b7008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36cd03" officeooo:paragraph-rsid="0036cd03" style:font-size-asian="13pt" style:font-weight-asian="normal" style:font-size-complex="13pt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2cedef" officeooo:paragraph-rsid="002cedef" style:font-size-asian="13pt" style:font-weight-asian="normal" style:font-size-complex="13pt" style:font-weight-complex="normal"/>
    </style:style>
    <style:style style:name="P11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3pt" fo:font-weight="normal" officeooo:rsid="0032677e" officeooo:paragraph-rsid="0033a24c" style:font-size-asian="13pt" style:font-weight-asian="normal" style:font-size-complex="13pt" style:font-weight-complex="normal"/>
    </style:style>
    <style:style style:name="P12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3pt" fo:font-weight="normal" officeooo:rsid="00381fb0" officeooo:paragraph-rsid="00381fb0" style:font-size-asian="13pt" style:font-weight-asian="normal" style:font-size-complex="13pt" style:font-weight-complex="normal"/>
    </style:style>
    <style:style style:name="P13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3pt" fo:font-weight="normal" officeooo:rsid="00381fb0" officeooo:paragraph-rsid="00381fb0" style:font-size-asian="13pt" style:font-weight-asian="normal" style:font-size-complex="13pt" style:font-weight-complex="normal"/>
    </style:style>
    <style:style style:name="P14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3pt" fo:font-weight="normal" officeooo:rsid="0041881d" officeooo:paragraph-rsid="0041881d" style:font-size-asian="13pt" style:font-weight-asian="normal" style:font-size-complex="13pt" style:font-weight-complex="normal"/>
    </style:style>
    <style:style style:name="P15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6b7008" officeooo:paragraph-rsid="006b7008" style:font-size-asian="13pt" style:font-weight-asian="normal" style:font-size-complex="13pt" style:font-weight-complex="normal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73a4b3" officeooo:paragraph-rsid="0073a4b3" style:font-size-asian="13pt" style:font-weight-asian="normal" style:font-size-complex="13pt" style:font-weight-complex="normal"/>
    </style:style>
    <style:style style:name="P17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3pt" fo:font-style="italic" fo:font-weight="normal" officeooo:rsid="0032677e" officeooo:paragraph-rsid="0033a24c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3pt" fo:font-style="italic" fo:font-weight="normal" officeooo:rsid="0032677e" officeooo:paragraph-rsid="0068ab0e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Text_20_body" style:list-style-name="L5">
      <style:paragraph-properties fo:margin-top="0in" fo:margin-bottom="0in" style:contextual-spacing="false" fo:line-height="100%"/>
      <style:text-properties style:font-name="Arial" fo:font-size="13pt" officeooo:paragraph-rsid="0054858e" style:font-size-asian="13pt" style:font-size-complex="13pt"/>
    </style:style>
    <style:style style:name="P20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3pt" officeooo:rsid="00708dbd" officeooo:paragraph-rsid="00708dbd" style:font-size-asian="13pt" style:font-size-complex="13pt"/>
    </style:style>
    <style:style style:name="P21" style:family="paragraph" style:parent-style-name="Text_20_body" style:list-style-name="L2">
      <style:paragraph-properties fo:margin-top="0in" fo:margin-bottom="0in" style:contextual-spacing="false" fo:line-height="100%" style:shadow="none"/>
      <style:text-properties fo:font-size="13pt" officeooo:paragraph-rsid="0068ab0e" style:font-size-asian="13pt" style:font-size-complex="13pt"/>
    </style:style>
    <style:style style:name="P22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81fb0" officeooo:paragraph-rsid="0047a5d9" style:font-size-asian="13pt" style:font-size-complex="13pt"/>
    </style:style>
    <style:style style:name="P23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81fb0" officeooo:paragraph-rsid="00381fb0" style:font-size-asian="13pt" style:font-size-complex="13pt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fe837" officeooo:paragraph-rsid="003fe837" style:font-size-asian="13pt" style:font-size-complex="13pt"/>
    </style:style>
    <style:style style:name="P25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officeooo:rsid="00180a5e" officeooo:paragraph-rsid="0054858e" style:font-size-asian="13pt" style:font-name-complex="Times New Roman" style:font-size-complex="13pt"/>
    </style:style>
    <style:style style:name="P26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officeooo:paragraph-rsid="0054858e" style:font-size-asian="13pt" style:font-name-complex="Times New Roman" style:font-size-complex="13pt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officeooo:rsid="0054858e" officeooo:paragraph-rsid="0054858e" style:font-size-asian="13pt" style:font-name-complex="Times New Roman" style:font-size-complex="13pt"/>
    </style:style>
    <style:style style:name="P28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fo:font-style="italic" officeooo:paragraph-rsid="0054858e" style:font-size-asian="13pt" style:font-style-asian="italic" style:font-name-complex="Times New Roman" style:font-size-complex="13pt"/>
    </style:style>
    <style:style style:name="P29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fo:font-style="italic" officeooo:rsid="0054858e" officeooo:paragraph-rsid="0054858e" style:font-size-asian="13pt" style:font-style-asian="italic" style:font-name-complex="Times New Roman" style:font-size-complex="13pt"/>
    </style:style>
    <style:style style:name="P30" style:family="paragraph" style:parent-style-name="Text_20_body" style:list-style-name="L5">
      <style:paragraph-properties fo:margin-top="0in" fo:margin-bottom="0in" style:contextual-spacing="false" fo:line-height="100%"/>
      <style:text-properties fo:color="#000000" loext:opacity="100%" style:font-name="Arial" fo:font-size="13pt" fo:font-style="italic" officeooo:rsid="0054858e" officeooo:paragraph-rsid="0054858e" style:font-size-asian="13pt" style:font-style-asian="italic" style:font-name-complex="Times New Roman" style:font-size-complex="13pt" style:font-style-complex="italic"/>
    </style:style>
    <style:style style:name="P31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color="#000000" loext:opacity="100%" style:font-name="Arial" fo:font-size="13pt" fo:font-style="italic" fo:font-weight="normal" officeooo:rsid="001ba1e1" officeooo:paragraph-rsid="0054858e" style:font-size-asian="13pt" style:font-style-asian="italic" style:font-weight-asian="normal" style:font-name-complex="Times New Roman" style:font-size-complex="13pt" style:font-weight-complex="normal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officeooo:rsid="002298c9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32677e" style:font-weight-asian="normal" style:font-weight-complex="normal"/>
    </style:style>
    <style:style style:name="T4" style:family="text">
      <style:text-properties style:font-name="Arial" fo:font-weight="normal" officeooo:rsid="0047a5d9" style:font-weight-asian="normal" style:font-weight-complex="normal"/>
    </style:style>
    <style:style style:name="T5" style:family="text">
      <style:text-properties style:font-name="Arial" fo:font-weight="normal" officeooo:rsid="0051fd5d" style:font-weight-asian="normal" style:font-weight-complex="normal"/>
    </style:style>
    <style:style style:name="T6" style:family="text">
      <style:text-properties style:font-name="Arial" fo:font-weight="normal" officeooo:rsid="003ed869" style:font-weight-asian="normal" style:font-weight-complex="normal"/>
    </style:style>
    <style:style style:name="T7" style:family="text">
      <style:text-properties style:font-name="Arial" fo:font-weight="normal" officeooo:rsid="003b8b09" style:font-weight-asian="normal" style:font-weight-complex="normal"/>
    </style:style>
    <style:style style:name="T8" style:family="text">
      <style:text-properties style:font-name="Arial" fo:font-weight="normal" officeooo:rsid="003fe837" style:font-weight-asian="normal" style:font-weight-complex="normal"/>
    </style:style>
    <style:style style:name="T9" style:family="text">
      <style:text-properties style:font-name="Arial" fo:font-weight="normal" officeooo:rsid="003a3d75" style:font-weight-asian="normal" style:font-weight-complex="normal"/>
    </style:style>
    <style:style style:name="T10" style:family="text">
      <style:text-properties style:font-name="Arial" fo:font-weight="normal" officeooo:rsid="004859e6" style:font-weight-asian="normal" style:font-weight-complex="normal"/>
    </style:style>
    <style:style style:name="T11" style:family="text">
      <style:text-properties style:font-name="Arial" fo:font-weight="normal" officeooo:rsid="0068ab0e" style:font-weight-asian="normal" style:font-weight-complex="normal"/>
    </style:style>
    <style:style style:name="T12" style:family="text">
      <style:text-properties fo:color="#000000" loext:opacity="100%" style:font-name="Arial1" fo:font-size="12pt" fo:font-weight="normal" officeooo:rsid="006b7008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1" fo:font-size="14pt" fo:font-weight="bold" officeooo:rsid="006b7008" style:font-size-asian="12.25pt" style:font-weight-asian="bold" style:font-size-complex="14pt" style:font-weight-complex="bold"/>
    </style:style>
    <style:style style:name="T14" style:family="text">
      <style:text-properties fo:color="#000000" loext:opacity="100%" style:font-name="Arial1" fo:font-size="14pt" fo:font-weight="bold" officeooo:rsid="006cbe6a" style:font-size-asian="12.25pt" style:font-weight-asian="bold" style:font-size-complex="14pt" style:font-weight-complex="bold"/>
    </style:style>
    <style:style style:name="T15" style:family="text">
      <style:text-properties fo:color="#000000" loext:opacity="100%" style:font-name="Arial1" fo:font-size="14pt" fo:font-weight="bold" officeooo:rsid="006e2abf" style:font-size-asian="12.25pt" style:font-weight-asian="bold" style:font-size-complex="14pt" style:font-weight-complex="bold"/>
    </style:style>
    <style:style style:name="T16" style:family="text">
      <style:text-properties fo:color="#000000" loext:opacity="100%" style:font-name="Arial1" fo:font-size="25pt" officeooo:rsid="00242f23" style:font-size-asian="25pt" style:font-size-complex="25pt"/>
    </style:style>
    <style:style style:name="T17" style:family="text">
      <style:text-properties fo:color="#000000" loext:opacity="100%" style:font-name="Arial1" fo:font-size="25pt" officeooo:rsid="0027a605" style:font-size-asian="25pt" style:font-size-complex="25pt"/>
    </style:style>
    <style:style style:name="T18" style:family="text">
      <style:text-properties fo:color="#000000" loext:opacity="100%" style:font-name-complex="Times New Roman"/>
    </style:style>
    <style:style style:name="T19" style:family="text">
      <style:text-properties fo:color="#000000" loext:opacity="100%" officeooo:rsid="0054858e" style:font-name-complex="Times New Roman"/>
    </style:style>
    <style:style style:name="T20" style:family="text">
      <style:text-properties officeooo:rsid="002cedef"/>
    </style:style>
    <style:style style:name="T21" style:family="text">
      <style:text-properties officeooo:rsid="002d38d6"/>
    </style:style>
    <style:style style:name="T22" style:family="text">
      <style:text-properties officeooo:rsid="002d6187"/>
    </style:style>
    <style:style style:name="T23" style:family="text">
      <style:text-properties officeooo:rsid="004615f4"/>
    </style:style>
    <style:style style:name="T24" style:family="text">
      <style:text-properties officeooo:rsid="0046f9c4"/>
    </style:style>
    <style:style style:name="T25" style:family="text">
      <style:text-properties officeooo:rsid="0047a5d9"/>
    </style:style>
    <style:style style:name="T26" style:family="text">
      <style:text-properties officeooo:rsid="004f0fa1"/>
    </style:style>
    <style:style style:name="T27" style:family="text">
      <style:text-properties officeooo:rsid="0051fd5d"/>
    </style:style>
    <style:style style:name="T28" style:family="text">
      <style:text-properties officeooo:rsid="0068ab0e"/>
    </style:style>
    <style:style style:name="T29" style:family="text">
      <style:text-properties officeooo:rsid="006903fd"/>
    </style:style>
    <style:style style:name="T30" style:family="text">
      <style:text-properties officeooo:rsid="006a8d3f"/>
    </style:style>
    <style:style style:name="T31" style:family="text">
      <style:text-properties officeooo:rsid="006b7008"/>
    </style:style>
    <style:style style:name="T32" style:family="text">
      <style:text-properties officeooo:rsid="0021a71f"/>
    </style:style>
    <style:style style:name="T33" style:family="text">
      <style:text-properties officeooo:rsid="00716798"/>
    </style:style>
    <style:style style:name="T34" style:family="text">
      <style:text-properties officeooo:rsid="0071ded7"/>
    </style:style>
    <style:style style:name="T35" style:family="text">
      <style:text-properties officeooo:rsid="00733119"/>
    </style:style>
    <style:style style:name="T36" style:family="text">
      <style:text-properties officeooo:rsid="0073a4b3"/>
    </style:style>
    <style:style style:name="T37" style:family="text">
      <style:text-properties officeooo:rsid="00755ac7"/>
    </style:style>
    <style:style style:name="T38" style:family="text">
      <style:text-properties officeooo:rsid="00789a6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6">J</text:span><text:span text:style-name="T17">ENNIFER PERO</text:span></text:h>
      <text:h text:style-name="P7" text:outline-level="1"><text:span text:style-name="T14"><text:tab/></text:span><text:span text:style-name="T12">Clearwater, KS • jennypero@gmail.com • jennycpero.rf.gd • 316-670-7256</text:span><text:span text:style-name="T13"><text:tab/><text:tab/><text:tab/></text:span></text:h>
      <text:p text:style-name="P3"><draw:line text:anchor-type="paragraph" draw:z-index="0" draw:name="Line 1" draw:style-name="gr1" draw:text-style-name="P32" svg:x1="-0.0957in" svg:y1="0.1154in" svg:x2="7.1378in" svg:y2="0.1606in"><text:p/></draw:line></text:p>
      <text:p text:style-name="P5"/>
      <text:p text:style-name="P2">Objective:</text:p>
      <text:p text:style-name="P20">Dependable, creative, and <text:span text:style-name="T35">tech-</text:span>savvy<text:span text:style-name="T33"> </text:span>student aiming for a <text:span text:style-name="T37">career in </text:span><text:span text:style-name="T1">data analytics </text:span><text:span text:style-name="T30">or</text:span><text:span text:style-name="T1"> </text:span><text:span text:style-name="T23">technical writing</text:span><text:span text:style-name="T36">.</text:span></text:p>
      <text:h text:style-name="P6" text:outline-level="1"/>
      <text:p text:style-name="P1">Education:</text:p>
      <text:list xml:id="list2006616310" text:style-name="L1">
        <text:list-item>
          <text:p text:style-name="P15">B<text:span text:style-name="T33">achelor’</text:span><text:span text:style-name="T34">s</text:span> in Computer Science, Wichita State University</text:p>
          <text:list>
            <text:list-item>
              <text:p text:style-name="P9">3.8<text:span text:style-name="T26">14</text:span> GPA</text:p>
            </text:list-item>
            <text:list-item>
              <text:p text:style-name="P9">Honors College Student</text:p>
            </text:list-item>
            <text:list-item>
              <text:p text:style-name="P16">Graduating May 2025</text:p>
            </text:list-item>
          </text:list>
        </text:list-item>
        <text:list-item>
          <text:p text:style-name="P10"><text:span text:style-name="T31">High School Diploma, </text:span>Clearwater High School<text:tab/><text:tab/><text:tab/></text:p>
          <text:list>
            <text:list-item>
              <text:p text:style-name="P10">Graduated Salutatorian, <text:span text:style-name="T38">May 2020</text:span></text:p>
              <text:p text:style-name="P10"/>
            </text:list-item>
          </text:list>
        </text:list-item>
      </text:list>
      <text:p text:style-name="P1">Work Experience:</text:p>
      <text:list xml:id="list2576503675" text:style-name="L2">
        <text:list-item>
          <text:p text:style-name="P21"><text:span text:style-name="T3">HR Compensation Support – </text:span><text:span text:style-name="T4">Textron Aviation/</text:span><text:span text:style-name="T5">Ennovar</text:span></text:p>
          <text:list>
            <text:list-item>
              <text:p text:style-name="P18">March 2022-present</text:p>
            </text:list-item>
          </text:list>
        </text:list-item>
        <text:list-item>
          <text:p text:style-name="P11">Help Hangar IT Support <text:span text:style-name="T25">Technician – Textron Aviation/</text:span><text:span text:style-name="T27">Ennovar</text:span></text:p>
          <text:list>
            <text:list-item>
              <text:p text:style-name="P17">August 2021-February 2022</text:p>
              <text:p text:style-name="P17"/>
            </text:list-item>
          </text:list>
        </text:list-item>
      </text:list>
      <text:p text:style-name="P1">Skills <text:span text:style-name="T24">and Knowledge</text:span>:</text:p>
      <text:list xml:id="list1951731240" text:style-name="L3">
        <text:list-item>
          <text:p text:style-name="P22"><text:span text:style-name="T2">Microsoft Office (Word, Excel</text:span><text:span text:style-name="T6">,</text:span><text:span text:style-name="T2"> PowerBI, </text:span><text:span text:style-name="T7">VBA</text:span><text:span text:style-name="T2">)</text:span></text:p>
        </text:list-item>
        <text:list-item>
          <text:p text:style-name="P23"><text:span text:style-name="T2">Programming </text:span><text:span text:style-name="T8">L</text:span><text:span text:style-name="T9">anguages</text:span><text:span text:style-name="T2"> (Python, </text:span><text:span text:style-name="T11">C++, </text:span><text:span text:style-name="T10">SQL</text:span><text:span text:style-name="T8">)</text:span></text:p>
        </text:list-item>
        <text:list-item>
          <text:p text:style-name="P24"><text:span text:style-name="T2">HTML </text:span><text:span text:style-name="T10">and </text:span><text:span text:style-name="T2">CSS</text:span></text:p>
        </text:list-item>
        <text:list-item>
          <text:p text:style-name="P12">Git/<text:span text:style-name="T28">GitHub</text:span></text:p>
        </text:list-item>
        <text:list-item>
          <text:p text:style-name="P12">Linux/<text:span text:style-name="T30">Powershell </text:span><text:span text:style-name="T29">command line</text:span></text:p>
        </text:list-item>
        <text:list-item>
          <text:p text:style-name="P14">Oral and written communication</text:p>
        </text:list-item>
      </text:list>
      <text:list xml:id="list2464595668" text:style-name="L4">
        <text:list-item>
          <text:list>
            <text:list-header>
              <text:p text:style-name="P13"/>
            </text:list-header>
          </text:list>
        </text:list-item>
      </text:list>
      <text:p text:style-name="P4">Certificates:</text:p>
      <text:list xml:id="list176002268" text:style-name="L5">
        <text:list-item>
          <text:p text:style-name="P25">SQL for Data Science.</text:p>
          <text:list>
            <text:list-item>
              <text:p text:style-name="P28">Coursera, University of California-Davis, 2022</text:p>
            </text:list-item>
          </text:list>
        </text:list-item>
        <text:list-item>
          <text:p text:style-name="P26">Learning Microsoft Power BI Desktop</text:p>
          <text:list>
            <text:list-item>
              <text:p text:style-name="P28">LinkedIn Learning, 2021</text:p>
            </text:list-item>
          </text:list>
        </text:list-item>
        <text:list-item>
          <text:p text:style-name="P26">Introduction to Programming Using Python.</text:p>
          <text:list>
            <text:list-item>
              <text:p text:style-name="P29">Microsoft, 2020.</text:p>
            </text:list-item>
          </text:list>
        </text:list-item>
        <text:list-item>
          <text:p text:style-name="P27">Introduction to Programming using HTML and CSS (Microsoft Technology Associate).</text:p>
          <text:list>
            <text:list-item>
              <text:p text:style-name="P30">Microsoft, 2019</text:p>
            </text:list-item>
          </text:list>
        </text:list-item>
        <text:list-item>
          <text:p text:style-name="P19"><text:span text:style-name="T18">Microsoft Word 2013 (Microsoft Office Specialis</text:span><text:span text:style-name="T19">t</text:span><text:span text:style-name="T18">).</text:span></text:p>
          <text:list>
            <text:list-item>
              <text:p text:style-name="P31">Microsoft, 2016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6-11T10:46:06.558000000</dc:date>
    <meta:editing-duration>PT1H52M37S</meta:editing-duration>
    <meta:editing-cycles>75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7" meta:word-count="170" meta:character-count="1135" meta:non-whitespace-character-count="1019"/>
  </office:meta>
</office:document-meta>
</file>